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monaco, monospace"/>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2.375in" fo:margin-left="0.0069in" table:align="left"/>
    </style:style>
    <style:style style:name="Table1.A" style:family="table-column">
      <style:table-column-properties style:column-width="1.25in"/>
    </style:style>
    <style:style style:name="Table1.B" style:family="table-column">
      <style:table-column-properties style:column-width="7.7875in"/>
    </style:style>
    <style:style style:name="Table1.C" style:family="table-column">
      <style:table-column-properties style:column-width="13.3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paragraph-rsid="0001c422"/>
    </style:style>
    <style:style style:name="P2" style:family="paragraph" style:parent-style-name="Table_20_Contents">
      <style:text-properties officeooo:rsid="00046432" officeooo:paragraph-rsid="00046432"/>
    </style:style>
    <style:style style:name="P3" style:family="paragraph" style:parent-style-name="Table_20_Contents">
      <style:text-properties fo:font-weight="normal" officeooo:paragraph-rsid="00046432" style:font-weight-asian="normal" style:font-weight-complex="normal"/>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officeooo:paragraph-rsid="0001c422"/>
    </style:style>
    <style:style style:name="P6" style:family="paragraph" style:parent-style-name="Table_20_Contents">
      <style:paragraph-properties fo:text-align="start" style:justify-single-word="false"/>
      <style:text-properties officeooo:paragraph-rsid="00046432"/>
    </style:style>
    <style:style style:name="T1" style:family="text">
      <style:text-properties officeooo:rsid="00046432"/>
    </style:style>
    <style:style style:name="T2" style:family="text">
      <style:text-properties fo:font-weight="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office:value-type="string">
            <text:p text:style-name="P6">documentID</text:p>
          </table:table-cell>
          <table:table-cell table:style-name="Table1.A1" office:value-type="string">
            <text:p text:style-name="P4">"": "PSAR.098.0743A"</text:p>
          </table:table-cell>
          <table:table-cell table:style-name="Table1.C1" office:value-type="string">
            <text:p text:style-name="Table_20_Contents"/>
          </table:table-cell>
        </table:table-row>
        <table:table-row>
          <table:table-cell table:style-name="Table1.A2" office:value-type="string">
            <text:p text:style-name="P6">docType</text:p>
          </table:table-cell>
          <table:table-cell table:style-name="Table1.A2" office:value-type="string">
            <text:p text:style-name="P5"><text:s text:c="8"/>"": "REV",</text:p>
            <text:p text:style-name="P5"/>
          </table:table-cell>
          <table:table-cell table:style-name="Table1.C2" office:value-type="string">
            <text:p text:style-name="P1"/>
          </table:table-cell>
        </table:table-row>
        <table:table-row>
          <table:table-cell table:style-name="Table1.A2" office:value-type="string">
            <text:p text:style-name="P6">documentRef</text:p>
          </table:table-cell>
          <table:table-cell table:style-name="Table1.A2" office:value-type="string">
            <text:p text:style-name="P5">"": "Silver, A. S. (2011) Psychoanalysis at the Margins. By Paul Stepansky. New York: Other Press, 2009, 357 pp.. Psychoanalytic Review 98:743-746"</text:p>
          </table:table-cell>
          <table:table-cell table:style-name="Table1.C2" office:value-type="string">
            <text:p text:style-name="P1"/>
          </table:table-cell>
        </table:table-row>
        <table:table-row>
          <table:table-cell table:style-name="Table1.A2" office:value-type="string">
            <text:p text:style-name="P6">documentRefHTML</text:p>
          </table:table-cell>
          <table:table-cell table:style-name="Table1.A2" office:value-type="string">
            <text:p text:style-name="P5">"": "&lt;p class=\"citeas\"&gt;&lt;span class=\"authors\"&gt;Silver, A. S.&lt;/span&gt; (&lt;span class=\"year\"&gt;2011&lt;/span&gt;) &lt;span class=\"title\"&gt;Psychoanalysis at the Margins. By Paul Stepansky. New York: Other Press, 2009, 357 pp.&lt;/span&gt;. &lt;span class=\"sourcetitle\"&gt;Psychoanalytic Review&lt;/span&gt; &lt;span class=\"pgrg\"&gt;98&lt;/span&gt;:&lt;span class=\"pgrg\"&gt;743-746&lt;/span&gt;&lt;/p&gt;"</text:p>
          </table:table-cell>
          <table:table-cell table:style-name="Table1.C2" office:value-type="string">
            <text:p text:style-name="P1"/>
          </table:table-cell>
        </table:table-row>
        <table:table-row>
          <table:table-cell table:style-name="Table1.A2" office:value-type="string">
            <text:p text:style-name="P6">documentMetaXML</text:p>
          </table:table-cell>
          <table:table-cell table:style-name="Table1.A2" office:value-type="string">
            <text:p text:style-name="P5"/>
          </table:table-cell>
          <table:table-cell table:style-name="Table1.C2" office:value-type="string">
            <text:p text:style-name="P3">You can typically ignore this, it's our "maintenance" information about the article</text:p>
            <text:p text:style-name="P2"/>
          </table:table-cell>
        </table:table-row>
        <table:table-row>
          <table:table-cell table:style-name="Table1.A2" office:value-type="string">
            <text:p text:style-name="P6">documentInfoXML</text:p>
          </table:table-cell>
          <table:table-cell table:style-name="Table1.A2" office:value-type="string">
            <text:p text:style-name="P5">"": "&lt;artinfo arttype=\"REV\" j=\"PSAR\" newsecnm=\"Books\" ISSN=\"0033-2836\" id=\"PSAR.098.0743A\"&gt;\n&lt;artyear&gt;2011&lt;/artyear&gt;\n&lt;artvol&gt;98&lt;/artvol&gt;\n&lt;artiss&gt;5&lt;/artiss&gt;\n&lt;artsectinfo&gt;&lt;secttitle&gt;Books&lt;/secttitle&gt;&lt;/artsectinfo&gt;&lt;artpgrg style=\"arabic\" prefixused=\"\"&gt;743-746&lt;/artpgrg&gt;\n&lt;arttitle&gt;&lt;binc id=\"B0001\"&gt;&lt;bst&gt;Psychoanalysis at the Margins&lt;/bst&gt;. By &lt;a&gt;Paul &lt;l&gt;Stepansky&lt;/l&gt;&lt;/a&gt;. New York: &lt;bp&gt;Other Press&lt;/bp&gt;, &lt;bpd&gt;2009&lt;/bpd&gt;, &lt;pp&gt;357&lt;/pp&gt; pp.&lt;/binc&gt;&lt;/arttitle&gt;\n&lt;artauth hidden=\"false\"&gt;\n&lt;aut role=\"reviewer\" alias=\"false\" listed=\"true\" asis=\"false\" authindexid=\"Silver, Ann-Louise S.\"&gt;&lt;nfirst type=\"FIRST\"&gt;Ann-Louise&lt;/nfirst&gt; &lt;nmid&gt;S.&lt;/nmid&gt; &lt;nlast&gt;Silver&lt;/nlast&gt; &lt;ndeg dgr=\"MD\"/&gt; &lt;nbio&gt;Past President of The American Academy of Psychoanalysis and Dynamic Psychiatry and Chair of its scientific programs committee. She is the founding President of the U.S. Chapter of the International Society for the Psychological Treatments of the Schizophrenias and Other Psychoses (&lt;webx url=\"http://www.isps-us.org\"&gt;www.isps-us.org&lt;/webx&gt;), and board member and past treasurer of ISPS. She edited the book &lt;i&gt;Psychoanalysis and Psychosis&lt;/i&gt;, and edited with Harvey Schwartz &lt;i&gt;Illness in the Analyst: Implications for the Therapeutic Relationship.&lt;/i&gt; She has founded the Columbia (Maryland) Academy of Psychodynamics. She chaired the Clinical S&amp;#225;ndor Ferenczi Conference, held August 2-6, 2006, in Baden-Baden, celebrating Ferenczi's and Groddeck's friendship and collaboration. She is on the faculties of the Washington School of Psychiatry's Advanced Psychotherapy Training Program, the Washington Psychoanalytic Institute, and the Military Psychiatric Residency Program. She is an Adjunct Professor of Psychiatry at USUHS and an Assistant Professor at the University of Maryland. She was on the medical staff of Chestnut Lodge for 25 years. She is in private practice of psychiatry and psychoanalysis, in Columbia, Maryland. Her website includes some of her papers: &lt;webx url=\"http://www.mdpsychotherapy.com\"&gt;www.mdpsychotherapy.com&lt;/webx&gt;.&lt;/nbio&gt;&lt;/aut&gt;\n&lt;/artauth&gt;\n&lt;/artinfo&gt;\n"</text:p>
          </table:table-cell>
          <table:table-cell table:style-name="Table1.C2" office:value-type="string">
            <text:p text:style-name="P1"/>
          </table:table-cell>
        </table:table-row>
        <table:table-row>
          <table:table-cell table:style-name="Table1.A2" office:value-type="string">
            <text:p text:style-name="P6">title</text:p>
          </table:table-cell>
          <table:table-cell table:style-name="Table1.A2" office:value-type="string">
            <text:p text:style-name="P5">"": "&lt;arttitle&gt;&lt;binc id=\"B0001\"&gt;&lt;bst&gt;Psychoanalysis at the Margins&lt;/bst&gt;. By &lt;a&gt;Paul &lt;l&gt;Stepansky&lt;/l&gt;&lt;/a&gt;. New York: &lt;bp&gt;Other Press&lt;/bp&gt;, &lt;bpd&gt;2009&lt;/bpd&gt;, &lt;pp&gt;357&lt;/pp&gt; pp.&lt;/binc&gt;&lt;/arttitle&gt;</text:p>
          </table:table-cell>
          <table:table-cell table:style-name="Table1.C2" office:value-type="string">
            <text:p text:style-name="P1"/>
          </table:table-cell>
        </table:table-row>
        <table:table-row>
          <table:table-cell table:style-name="Table1.A2" office:value-type="string">
            <text:p text:style-name="P6">authorMast</text:p>
          </table:table-cell>
          <table:table-cell table:style-name="Table1.A2" office:value-type="string">
            <text:p text:style-name="P5"><text:s text:c="8"/>"": "Ann-Louise S. Silver",</text:p>
            <text:p text:style-name="P5"/>
          </table:table-cell>
          <table:table-cell table:style-name="Table1.C2" office:value-type="string">
            <text:p text:style-name="P1"/>
          </table:table-cell>
        </table:table-row>
        <table:table-row>
          <table:table-cell table:style-name="Table1.A2" office:value-type="string">
            <text:p text:style-name="P6">origrx</text:p>
          </table:table-cell>
          <table:table-cell table:style-name="Table1.A2" office:value-type="string">
            <text:p text:style-name="P5"><text:s text:c="8"/>"": null,</text:p>
            <text:p text:style-name="P5"/>
          </table:table-cell>
          <table:table-cell table:style-name="Table1.C2" office:value-type="string">
            <text:p text:style-name="P1"/>
          </table:table-cell>
        </table:table-row>
        <table:table-row>
          <table:table-cell table:style-name="Table1.A2" office:value-type="string">
            <text:p text:style-name="P6">relatedrx</text:p>
          </table:table-cell>
          <table:table-cell table:style-name="Table1.A2" office:value-type="string">
            <text:p text:style-name="P5"><text:s text:c="8"/>"": null,</text:p>
            <text:p text:style-name="P5"/>
          </table:table-cell>
          <table:table-cell table:style-name="Table1.C2" office:value-type="string">
            <text:p text:style-name="P1"/>
          </table:table-cell>
        </table:table-row>
        <table:table-row>
          <table:table-cell table:style-name="Table1.A2" office:value-type="string">
            <text:p text:style-name="P6">PEPCode</text:p>
          </table:table-cell>
          <table:table-cell table:style-name="Table1.A2" office:value-type="string">
            <text:p text:style-name="P5"><text:s text:c="8"/>"": "PSAR",</text:p>
            <text:p text:style-name="P5"/>
          </table:table-cell>
          <table:table-cell table:style-name="Table1.C2" office:value-type="string">
            <text:p text:style-name="P1"/>
          </table:table-cell>
        </table:table-row>
        <table:table-row>
          <table:table-cell table:style-name="Table1.A2" office:value-type="string">
            <text:p text:style-name="P6">sourceTitle</text:p>
          </table:table-cell>
          <table:table-cell table:style-name="Table1.A2" office:value-type="string">
            <text:p text:style-name="P5"><text:s text:c="8"/>"": "Psychoanalytic Review",</text:p>
            <text:p text:style-name="P5"/>
          </table:table-cell>
          <table:table-cell table:style-name="Table1.C2" office:value-type="string">
            <text:p text:style-name="P1"/>
          </table:table-cell>
        </table:table-row>
        <table:table-row>
          <table:table-cell table:style-name="Table1.A2" office:value-type="string">
            <text:p text:style-name="P6">sourceType</text:p>
          </table:table-cell>
          <table:table-cell table:style-name="Table1.A2" office:value-type="string">
            <text:p text:style-name="P5"><text:s text:c="8"/>"": "journal",</text:p>
            <text:p text:style-name="P5"/>
          </table:table-cell>
          <table:table-cell table:style-name="Table1.C2" office:value-type="string">
            <text:p text:style-name="P1"/>
          </table:table-cell>
        </table:table-row>
        <table:table-row>
          <table:table-cell table:style-name="Table1.A2" office:value-type="string">
            <text:p text:style-name="P6">kwicList</text:p>
          </table:table-cell>
          <table:table-cell table:style-name="Table1.A2" office:value-type="string">
            <text:p text:style-name="P5"><text:s text:c="8"/>"": [],</text:p>
            <text:p text:style-name="P5"/>
          </table:table-cell>
          <table:table-cell table:style-name="Table1.C2" office:value-type="string">
            <text:p text:style-name="P1"/>
          </table:table-cell>
        </table:table-row>
        <table:table-row>
          <table:table-cell table:style-name="Table1.A2" office:value-type="string">
            <text:p text:style-name="P6">kwic</text:p>
          </table:table-cell>
          <table:table-cell table:style-name="Table1.A2" office:value-type="string">
            <text:p text:style-name="P5"><text:s text:c="8"/>"": "",</text:p>
            <text:p text:style-name="P5"/>
          </table:table-cell>
          <table:table-cell table:style-name="Table1.C2" office:value-type="string">
            <text:p text:style-name="P1"/>
          </table:table-cell>
        </table:table-row>
        <table:table-row>
          <table:table-cell table:style-name="Table1.A2" office:value-type="string">
            <text:p text:style-name="P6">vol</text:p>
          </table:table-cell>
          <table:table-cell table:style-name="Table1.A2" office:value-type="string">
            <text:p text:style-name="P5"><text:s text:c="8"/>"": "98",</text:p>
            <text:p text:style-name="P5"/>
          </table:table-cell>
          <table:table-cell table:style-name="Table1.C2" office:value-type="string">
            <text:p text:style-name="P1"/>
          </table:table-cell>
        </table:table-row>
        <table:table-row>
          <table:table-cell table:style-name="Table1.A2" office:value-type="string">
            <text:p text:style-name="P6">year</text:p>
          </table:table-cell>
          <table:table-cell table:style-name="Table1.A2" office:value-type="string">
            <text:p text:style-name="P5"><text:s text:c="8"/>"": "2011",</text:p>
            <text:p text:style-name="P5"/>
          </table:table-cell>
          <table:table-cell table:style-name="Table1.C2" office:value-type="string">
            <text:p text:style-name="P1"/>
          </table:table-cell>
        </table:table-row>
        <table:table-row>
          <table:table-cell table:style-name="Table1.A2" office:value-type="string">
            <text:p text:style-name="P5">lang</text:p>
          </table:table-cell>
          <table:table-cell table:style-name="Table1.A2" office:value-type="string">
            <text:p text:style-name="P5"><text:s text:c="8"/>"": "en",</text:p>
            <text:p text:style-name="P5"><text:s text:c="8"/>"": null,</text:p>
            <text:p text:style-name="P5"><text:s text:c="8"/>"": "Books",</text:p>
            <text:p text:style-name="P5"/>
          </table:table-cell>
          <table:table-cell table:style-name="Table1.C2" office:value-type="string">
            <text:p text:style-name="P1"/>
          </table:table-cell>
        </table:table-row>
        <table:table-row>
          <table:table-cell table:style-name="Table1.A2" office:value-type="string">
            <text:p text:style-name="P6">issueTitle</text:p>
          </table:table-cell>
          <table:table-cell table:style-name="Table1.A2" office:value-type="string">
            <text:p text:style-name="P5"/>
          </table:table-cell>
          <table:table-cell table:style-name="Table1.C2" office:value-type="string">
            <text:p text:style-name="P1"/>
          </table:table-cell>
        </table:table-row>
        <table:table-row>
          <table:table-cell table:style-name="Table1.A2" office:value-type="string">
            <text:p text:style-name="P6">newSectionName</text:p>
          </table:table-cell>
          <table:table-cell table:style-name="Table1.A2" office:value-type="string">
            <text:p text:style-name="P5"/>
          </table:table-cell>
          <table:table-cell table:style-name="Table1.C2" office:value-type="string">
            <text:p text:style-name="P1"/>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1"/>
          </table:table-cell>
        </table:table-row>
        <table:table-row>
          <table:table-cell table:style-name="Table1.A2" office:value-type="string">
            <text:p text:style-name="P6">issn</text:p>
          </table:table-cell>
          <table:table-cell table:style-name="Table1.A2" office:value-type="string">
            <text:p text:style-name="P5"><text:s text:c="8"/>"": "0033-2836",</text:p>
            <text:p text:style-name="P5"/>
          </table:table-cell>
          <table:table-cell table:style-name="Table1.C2" office:value-type="string">
            <text:p text:style-name="P1"/>
          </table:table-cell>
        </table:table-row>
        <table:table-row>
          <table:table-cell table:style-name="Table1.A2" office:value-type="string">
            <text:p text:style-name="P6">issue</text:p>
          </table:table-cell>
          <table:table-cell table:style-name="Table1.A2" office:value-type="string">
            <text:p text:style-name="P5"><text:s text:c="8"/>"": "5",</text:p>
            <text:p text:style-name="P5"/>
          </table:table-cell>
          <table:table-cell table:style-name="Table1.C2" office:value-type="string">
            <text:p text:style-name="P1"/>
          </table:table-cell>
        </table:table-row>
        <table:table-row>
          <table:table-cell table:style-name="Table1.A2" office:value-type="string">
            <text:p text:style-name="P6">doi</text:p>
          </table:table-cell>
          <table:table-cell table:style-name="Table1.A2" office:value-type="string">
            <text:p text:style-name="P5"><text:s text:c="8"/>"": null,</text:p>
            <text:p text:style-name="P5"/>
          </table:table-cell>
          <table:table-cell table:style-name="Table1.C2" office:value-type="string">
            <text:p text:style-name="P1"/>
          </table:table-cell>
        </table:table-row>
        <table:table-row>
          <table:table-cell table:style-name="Table1.A2" office:value-type="string">
            <text:p text:style-name="P6">pgRg</text:p>
          </table:table-cell>
          <table:table-cell table:style-name="Table1.A2" office:value-type="string">
            <text:p text:style-name="P5"><text:s text:c="8"/>"": "743-746",</text:p>
            <text:p text:style-name="P5"/>
          </table:table-cell>
          <table:table-cell table:style-name="Table1.C2" office:value-type="string">
            <text:p text:style-name="P1"/>
          </table:table-cell>
        </table:table-row>
        <table:table-row>
          <table:table-cell table:style-name="Table1.A2" office:value-type="string">
            <text:p text:style-name="P6">pgStart</text:p>
          </table:table-cell>
          <table:table-cell table:style-name="Table1.A2" office:value-type="string">
            <text:p text:style-name="P5"><text:s text:c="8"/>"": "743",</text:p>
            <text:p text:style-name="P5"/>
          </table:table-cell>
          <table:table-cell table:style-name="Table1.C2" office:value-type="string">
            <text:p text:style-name="P1"/>
          </table:table-cell>
        </table:table-row>
        <table:table-row>
          <table:table-cell table:style-name="Table1.A2" office:value-type="string">
            <text:p text:style-name="P6">pgEnd</text:p>
          </table:table-cell>
          <table:table-cell table:style-name="Table1.A2" office:value-type="string">
            <text:p text:style-name="P5"><text:s text:c="8"/>"": "746",</text:p>
            <text:p text:style-name="P5"/>
          </table:table-cell>
          <table:table-cell table:style-name="Table1.C2" office:value-type="string">
            <text:p text:style-name="P1"/>
          </table:table-cell>
        </table:table-row>
        <table:table-row>
          <table:table-cell table:style-name="Table1.A2" office:value-type="string">
            <text:p text:style-name="P6">abstract</text:p>
          </table:table-cell>
          <table:table-cell table:style-name="Table1.A2" office:value-type="string">
            <text:p text:style-name="P5"><text:s text:c="8"/>"": null,</text:p>
            <text:p text:style-name="P5"/>
          </table:table-cell>
          <table:table-cell table:style-name="Table1.C2" office:value-type="string">
            <text:p text:style-name="P1"/>
          </table:table-cell>
        </table:table-row>
        <table:table-row>
          <table:table-cell table:style-name="Table1.A2" office:value-type="string">
            <text:p text:style-name="P6">document</text:p>
          </table:table-cell>
          <table:table-cell table:style-name="Table1.A2" office:value-type="string">
            <text:p text:style-name="P5">"": null,</text:p>
          </table:table-cell>
          <table:table-cell table:style-name="Table1.C2" office:value-type="string">
            <text:p text:style-name="P1">&lt;a name='hit1'&gt; evenly&lt;/span&gt;&lt;a onclick='scrollToAnchor(\"hit2\");event.preventDefault();'&gt;🡆&lt;/a&gt; &lt;a name='hit2'&gt;&lt;a onclick='scrollToAnchor(\"hit1\");event.preventDefault();'&gt;🡄&lt;/a&gt;&lt;span class='searchhit'&gt;suspended&lt;/span&gt;&lt;a onclick='scrollToAnchor(\"hit3\");event.preventDefault();'&gt;🡆&lt;/a&gt; &lt;span class=\"peppopup glosstip impx\" data-type=\"TERM2\" data-docid=\"ZBK.069.0001a.YN0019477127470\" data-grpname=\"ATTENTION\"&gt;&lt;a name='hit3'&gt;&lt;a onclick='scrollToAnchor(\"hit2\");event.preventDefault();'&gt;🡄&lt;/a&gt;&lt;span class='searchhit'&gt;attention&lt;/span&gt;&lt;a onclick='scrollToAnchor(\"hit4\");event.preventDefault();'&gt;🡆&lt;/a&gt;&lt;/span&gt; are used together to gather the data with which we work. In conceptually isolating this particular set of psychoanalytic activities from other psychoanalytic activities and stating that it was “invariable,” Isakower did not mean that it obtains in &lt;span class=\"peppopup glosstip impx\" data-type=\"TERM2\" data-docid=\"ZBK.069.0001p.YN0004507089640\" data-grpname=\"Psycho-Analysis; PSYCHOANALYSIS\"&gt;psychoanalysis&lt;/span&gt; all of the time, in pure and complete form, without incidental and accidental variations, and operating at maximal effectiveness. Rather, he was stating that it is an “&lt;span class=\"peppopup glosstip impx\" data-type=\"TERM2\" data-docid=\"ZBK.069.0001i.YN0005160734700\" data-grpname=\"IDEAL\"&gt;ideal&lt;/span&gt; type” of psychoanalytic activity, a “model” of something which is essential and unique even though it cannot, in practice, be divorced from the integrated complexity of doing &lt;span class=\"peppopup glosstip impx\" data-type=\"TERM2\" data-docid=\"ZBK.069.0001p.YN0004507089640\" data-grpname=\"Psycho-Analysis; PSYCHOANALYSIS\"&gt;psychoanalysis&lt;/span&gt;.&lt;/p&gt;\n&lt;p class=\"para\" id=\"idm1663685992\"&gt;Another possible difficulty with Isakower's presentation was the theoretical framework in which it was couched. Isakower's references to Freud's statements about method hark back to an early &lt;span class=\"peppopup glosstip impx\" data-type=\"TERM2\" data-docid=\"ZBK.069.0001s.YP0001821354950\" data-grpname=\"STAGE; PHASE\"&gt;stage&lt;/span&gt; of &lt;span class=\"peppopup glosstip impx\" data-type=\"TERM2\" data-docid=\"ZBK.069.0001p.YN0004507089640\" data-grpname=\"Psycho-Analysis; PSYCHOANALYSIS\"&gt;psychoanalysis&lt;/span&gt;, when Freud's formulations were made in the context of the &lt;span class=\"peppopup glosstip impx\" data-type=\"TERM2\" data-docid=\"ZBK.069.0001t.YN0006926581970\" data-grpname=\"Topographic Theory\"&gt;topographic theory&lt;/span&gt;. It is easy to take some of Isakower's remarks on &lt;span class=\"peppopup glosstip impx\" data-type=\"TERM2\" data-docid=\"ZBK.069.0001f.YP0004673890530\" data-grpname=\"Free Association\"&gt;free association&lt;/span&gt;, and particularly on &lt;a name='hit4'&gt;&lt;a onclick='scrollToAnchor(\"hit3\");event.preventDefault();'&gt;🡄&lt;/a&gt;&lt;span class='searchhit'&gt;evenly&lt;/span&gt;&lt;a onclick='scrollToAnchor(\"hit5\");event.preventDefault();'&gt;🡆&lt;/a&gt; &lt;a name='hit5'&gt;&lt;a onclick='scrollToAnchor(\"hit4\");event.preventDefault();'&gt;🡄&lt;/a&gt;&lt;span class='searchhit'&gt;suspended&lt;/span&gt;&lt;a onclick='scrollToAnchor(\"hit6\");event.preventDefault();'&gt;🡆&lt;/a&gt; &lt;span class=\"peppopup glosstip impx\" data-type=\"TERM2\" data-docid=\"ZBK.069.0001a.YN0019477127470\" data-grpname=\"ATTENTION\"&gt;&lt;a name='hit6'&gt;&lt;a onclick='scrollToAnchor(\"hit5\");event.preventDefault();'&gt;🡄&lt;/a&gt;&lt;span class='searchhit'&gt;attention&lt;/span&gt;&lt;a onclick='scrollToAnchor(\"hit7\");event.preventDefault();'&gt;🡆&lt;/a&gt;&lt;/span&gt;</text:p>
          </table:table-cell>
        </table:table-row>
        <table:table-row>
          <table:table-cell table:style-name="Table1.A2" office:value-type="string">
            <text:p text:style-name="P6">docPagingInfo</text:p>
          </table:table-cell>
          <table:table-cell table:style-name="Table1.A2" office:value-type="string">
            <text:p text:style-name="P5">"": null,</text:p>
          </table:table-cell>
          <table:table-cell table:style-name="Table1.C2" office:value-type="string">
            <text:p text:style-name="P1"/>
          </table:table-cell>
        </table:table-row>
        <table:table-row>
          <table:table-cell table:style-name="Table1.A2" office:value-type="string">
            <text:p text:style-name="P6">docLevel</text:p>
          </table:table-cell>
          <table:table-cell table:style-name="Table1.A2" office:value-type="string">
            <text:p text:style-name="P5">"": 1,</text:p>
          </table:table-cell>
          <table:table-cell table:style-name="Table1.C2" office:value-type="string">
            <text:p text:style-name="P1"/>
          </table:table-cell>
        </table:table-row>
        <table:table-row>
          <table:table-cell table:style-name="Table1.A2" office:value-type="string">
            <text:p text:style-name="P6">score</text:p>
          </table:table-cell>
          <table:table-cell table:style-name="Table1.A2" office:value-type="string">
            <text:p text:style-name="P5">"": 1,</text:p>
          </table:table-cell>
          <table:table-cell table:style-name="Table1.C2" office:value-type="string">
            <text:p text:style-name="P1"/>
          </table:table-cell>
        </table:table-row>
        <table:table-row>
          <table:table-cell table:style-name="Table1.A2" office:value-type="string">
            <text:p text:style-name="P6">rank</text:p>
          </table:table-cell>
          <table:table-cell table:style-name="Table1.A2" office:value-type="string">
            <text:p text:style-name="P5"><text:s text:c="2"/>"": 1</text:p>
          </table:table-cell>
          <table:table-cell table:style-name="Table1.C2" office:value-type="string">
            <text:p text:style-name="P1"/>
          </table:table-cell>
        </table:table-row>
        <table:table-row>
          <table:table-cell table:style-name="Table1.A2" office:value-type="string">
            <text:p text:style-name="P6">accessClassification</text:p>
          </table:table-cell>
          <table:table-cell table:style-name="Table1.A2" office:value-type="string">
            <text:p text:style-name="P5"><text:s text:c="8"/>"": "archive",</text:p>
            <text:p text:style-name="P5"><text:s text:c="8"/>"": true,</text:p>
            <text:p text:style-name="P5"><text:s text:c="8"/>"": "This is a summary excerpt from the full text of the document. The full content of the document is available to subscribers. ",</text:p>
            <text:p text:style-name="P5"><text:s text:c="8"/>"": "The full content of the document is available to subscribers. ",</text:p>
            <text:p text:style-name="P5"><text:s text:c="8"/>"": null,</text:p>
            <text:p text:style-name="P5"><text:s text:c="8"/>"": null</text:p>
            <text:p text:style-name="P5"/>
          </table:table-cell>
          <table:table-cell table:style-name="Table1.C2" office:value-type="string">
            <text:p text:style-name="P1"/>
          </table:table-cell>
        </table:table-row>
        <table:table-row>
          <table:table-cell table:style-name="Table1.A2" office:value-type="string">
            <text:p text:style-name="P6">accessLimited</text:p>
          </table:table-cell>
          <table:table-cell table:style-name="Table1.A2" office:value-type="string">
            <text:p text:style-name="P5"/>
          </table:table-cell>
          <table:table-cell table:style-name="Table1.C2" office:value-type="string">
            <text:p text:style-name="P1"/>
          </table:table-cell>
        </table:table-row>
        <table:table-row>
          <table:table-cell table:style-name="Table1.A2" office:value-type="string">
            <text:p text:style-name="P6">accessLimitedReason</text:p>
          </table:table-cell>
          <table:table-cell table:style-name="Table1.A2" office:value-type="string">
            <text:p text:style-name="P5"/>
          </table:table-cell>
          <table:table-cell table:style-name="Table1.C2" office:value-type="string">
            <text:p text:style-name="P1"/>
          </table:table-cell>
        </table:table-row>
        <table:table-row>
          <table:table-cell table:style-name="Table1.A2" office:value-type="string">
            <text:p text:style-name="P6">accessLimitedDescription</text:p>
          </table:table-cell>
          <table:table-cell table:style-name="Table1.A2" office:value-type="string">
            <text:p text:style-name="P5"/>
          </table:table-cell>
          <table:table-cell table:style-name="Table1.C2" office:value-type="string">
            <text:p text:style-name="P1"/>
          </table:table-cell>
        </table:table-row>
        <table:table-row>
          <table:table-cell table:style-name="Table1.A2" office:value-type="string">
            <text:p text:style-name="P6">accessLimitedCurrentContent</text:p>
          </table:table-cell>
          <table:table-cell table:style-name="Table1.A2" office:value-type="string">
            <text:p text:style-name="P5"/>
          </table:table-cell>
          <table:table-cell table:style-name="Table1.C2" office:value-type="string">
            <text:p text:style-name="P1"/>
          </table:table-cell>
        </table:table-row>
        <table:table-row>
          <table:table-cell table:style-name="Table1.A2" office:value-type="string">
            <text:p text:style-name="P6">accessLimitedPubLink</text:p>
          </table:table-cell>
          <table:table-cell table:style-name="Table1.A2" office:value-type="string">
            <text:p text:style-name="P5"/>
          </table:table-cell>
          <table:table-cell table:style-name="Table1.C2" office:value-type="string">
            <text:p text:style-name="P1"/>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1"/>
          </table:table-cell>
        </table:table-row>
        <table:table-row>
          <table:table-cell table:style-name="Table1.A2" office:value-type="string">
            <text:p text:style-name="P4"/>
          </table:table-cell>
          <table:table-cell table:style-name="Table1.A2" office:value-type="string">
            <text:p text:style-name="P4"><text:s text:c="8"/></text:p>
            <text:p text:style-name="P4"><text:s text:c="8"/></text:p>
            <text:p text:style-name="P4"><text:s text:c="8"/></text:p>
            <text:p text:style-name="P4"><text:s text:c="8"/></text:p>
            <text:p text:style-name="P4"><text:s text:c="6"/>,</text:p>
            <text:p text:style-name="P4"/>
          </table:table-cell>
          <table:table-cell table:style-name="Table1.C2" office:value-type="string">
            <text:p text:style-name="Table_20_Contents"/>
          </table:table-cell>
        </table:table-row>
        <table:table-row>
          <table:table-cell table:style-name="Table1.A2" office:value-type="string">
            <text:p text:style-name="P4"/>
          </table:table-cell>
          <table:table-cell table:style-name="Table1.A2" office:value-type="string">
            <text:p text:style-name="P4"/>
          </table:table-cell>
          <table:table-cell table:style-name="Table1.C2" office:value-type="string">
            <text:p text:style-name="Table_20_Contents"/>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monaco, monospace"/>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3T18:29:02.268000000</meta:creation-date>
    <dc:date>2020-10-15T12:47:09.982000000</dc:date>
    <meta:editing-duration>P1DT10H56M56S</meta:editing-duration>
    <meta:editing-cycles>2</meta:editing-cycles>
    <meta:generator>LibreOffice/6.3.4.2$Windows_X86_64 LibreOffice_project/60da17e045e08f1793c57c00ba83cdfce946d0aa</meta:generator>
    <meta:document-statistic meta:table-count="1" meta:image-count="0" meta:object-count="0" meta:page-count="1" meta:paragraph-count="82" meta:word-count="674" meta:character-count="7477" meta:non-whitespace-character-count="6625"/>
  </office:meta>
</office:document-meta>
</file>